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634in"/>
    </style:style>
    <style:style style:name="co2" style:family="table-column">
      <style:table-column-properties fo:break-before="auto" style:column-width="3.2453in"/>
    </style:style>
    <style:style style:name="co3" style:family="table-column">
      <style:table-column-properties fo:break-before="auto" style:column-width="0.889in"/>
    </style:style>
    <style:style style:name="ro1" style:family="table-row">
      <style:table-row-properties style:row-height="0.2173in" fo:break-before="auto" style:use-optimal-row-height="true"/>
    </style:style>
    <style:style style:name="ro2" style:family="table-row">
      <style:table-row-properties style:row-height="0.2791in" fo:break-before="auto" style:use-optimal-row-height="true"/>
    </style:style>
    <style:style style:name="ro3" style:family="table-row">
      <style:table-row-properties style:row-height="0.2244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5" style:family="table-cell" style:parent-style-name="Default">
      <style:text-properties fo:font-size="13pt" style:font-size-asian="13pt" style:font-size-complex="13pt"/>
    </style:style>
    <style:style style:name="ce6" style:family="table-cell" style:parent-style-name="Default" style:data-style-name="N43">
      <style:text-properties fo:font-size="13pt" style:font-size-asian="13pt" style:font-size-complex="13pt"/>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Default"/>
        <table:table-column table:style-name="co3" table:default-cell-style-name="Default"/>
        <table:table-row table:style-name="ro1">
          <table:table-cell table:style-name="Default" office:value-type="string" calcext:value-type="string">
            <text:p>3分半、私に下さい。</text:p>
          </table:table-cell>
          <table:table-cell office:value-type="string" calcext:value-type="string">
            <text:p>Give me three and a half minutes.&lt;br&gt;- GT: 私に下さい = Give me</text:p>
          </table:table-cell>
          <table:table-cell office:value-type="string" calcext:value-type="string">
            <text:p>https://www.youtube.com/watch?v=hoAdTI2ywW8</text:p>
          </table:table-cell>
        </table:table-row>
        <table:table-row table:style-name="ro2">
          <table:table-cell office:value-type="string" calcext:value-type="string">
            <text:p>邪魔&lt;br&gt;&lt;br&gt;掃除の邪魔よどきなさい‌</text:p>
          </table:table-cell>
          <table:table-cell office:value-type="string" calcext:value-type="string">
            <text:p>You're in the way of my cleaning.‌ Move.&lt;br&gt;- そうじのじゃまよどきなさい‌&lt;br&gt;- GT: 掃除の邪魔よどきなさい = Get in the way of cleaning&lt;br&gt;#&lt;ruby&gt;邪魔&lt;rt&gt;じゃま&lt;/rt&gt;&lt;/ruby&gt;:&lt;ul&gt;&lt;li&gt;hindrance; obstacle; nuisance; disturbance; interruption; interference&lt;div class="info"&gt;(Noun; Na-adjective; Suru verb)&lt;/div&gt;&lt;/li&gt;&lt;/ul&gt;&lt;br&gt;#&lt;ruby&gt;退く&lt;rt&gt;どく&lt;/rt&gt;&lt;/ruby&gt;:&lt;ul&gt;&lt;li&gt;to step aside; to move (i.e. out of the way); to make way&lt;div class="info"&gt;(Godan verb with ku ending; intransitive verb; usu. written as kana)&lt;/div&gt;&lt;/li&gt;&lt;/ul&gt;</text:p>
          </table:table-cell>
          <table:table-cell office:value-type="string" calcext:value-type="string">
            <text:p>Shirokuma Cafe (Polar Bear Cafe) Episode 1 - 01:54</text:p>
          </table:table-cell>
        </table:table-row>
        <table:table-row table:style-name="ro2">
          <table:table-cell office:value-type="string" calcext:value-type="string">
            <text:p>お代わり&lt;br&gt;&lt;br&gt;お母さんおかわり‌</text:p>
          </table:table-cell>
          <table:table-cell office:value-type="string" calcext:value-type="string">
            <text:p>Seconds please, Mom.‌&lt;br&gt;- おかあさんおかわり‌&lt;br&gt;#&lt;ruby&gt;お代わり&lt;rt&gt;おかわり&lt;/rt&gt;&lt;/ruby&gt;:&lt;ul&gt;&lt;li&gt;another helping; second helping; seconds; refill&lt;div class="info"&gt;(Noun; Suru verb)&lt;/div&gt;&lt;/li&gt;&lt;li class='np'&gt;&lt;span class='ofrms'&gt;Other Forms　&lt;ruby&gt;お替り&lt;rt&gt;おかわり&lt;/rt&gt;&lt;/ruby&gt;、&lt;ruby&gt;お替わり&lt;rt&gt;おかわり&lt;/rt&gt;&lt;/ruby&gt;、&lt;ruby&gt;御代わり&lt;rt&gt;おかわり&lt;/rt&gt;&lt;/ruby&gt;、&lt;ruby&gt;お代り&lt;rt&gt;おかわり&lt;/rt&gt;&lt;/ruby&gt;、&lt;ruby&gt;御代り&lt;rt&gt;おかわり&lt;/rt&gt;&lt;/ruby&gt;&lt;/span&gt;&lt;/li&gt;&lt;/ul&gt;</text:p>
          </table:table-cell>
          <table:table-cell office:value-type="string" calcext:value-type="string">
            <text:p>Shirokuma Cafe (Polar Bear Cafe) Episode 1 - 02:02</text:p>
          </table:table-cell>
        </table:table-row>
        <table:table-row table:style-name="ro2">
          <table:table-cell office:value-type="string" calcext:value-type="string">
            <text:p>どうする&lt;br&gt;&lt;br&gt;どうするのあなた将来は‌</text:p>
          </table:table-cell>
          <table:table-cell office:value-type="string" calcext:value-type="string">
            <text:p>Exactly what do you have ‌&lt;br&gt;- GT: What do you do in the future?&lt;br&gt;- どうするのあなたしょうらいは‌&lt;br&gt;#&lt;ruby&gt;どうするか&lt;/ruby&gt;:&lt;ul&gt;&lt;li&gt;what would (you) do?; what to do about it&lt;div class="info"&gt;(Expression)&lt;/div&gt;&lt;/li&gt;&lt;li class='np'&gt;&lt;span class='ofrms'&gt;Other Forms　&lt;ruby&gt;どうしますか&lt;/ruby&gt;&lt;/span&gt;&lt;/li&gt;&lt;/ul&gt;</text:p>
          </table:table-cell>
          <table:table-cell office:value-type="string" calcext:value-type="string">
            <text:p>Shirokuma Cafe (Polar Bear Cafe) Episode 1 - 02:05</text:p>
          </table:table-cell>
        </table:table-row>
        <table:table-row table:style-name="ro2">
          <table:table-cell office:value-type="string" calcext:value-type="string">
            <text:p>後にする&lt;br&gt;&lt;br&gt;ええゴロゴロするのに忙しいから後にするよ‌</text:p>
          </table:table-cell>
          <table:table-cell office:value-type="string" calcext:value-type="string">
            <text:p>I'm too busy relaxing, ‌&lt;br&gt;- ええごろごろするのにいそがしいからあとにするよ‌&lt;br&gt;#&lt;ruby&gt;後にする&lt;rt&gt;あとにする&lt;/rt&gt;&lt;/ruby&gt;:&lt;ul&gt;&lt;li&gt;to leave behind&lt;div class="info"&gt;(Expression; Suru verb - irregular)&lt;/div&gt;&lt;/li&gt;&lt;li&gt;to put off; to postpone&lt;div class="info"&gt;(Expression; Suru verb - irregular)&lt;/div&gt;&lt;/li&gt;&lt;/ul&gt;</text:p>
          </table:table-cell>
          <table:table-cell office:value-type="string" calcext:value-type="string">
            <text:p>Shirokuma Cafe (Polar Bear Cafe) Episode 1 - 02:23</text:p>
          </table:table-cell>
        </table:table-row>
        <table:table-row table:style-name="ro2">
          <table:table-cell office:value-type="string" calcext:value-type="string">
            <text:p>載る&lt;br&gt;&lt;br&gt;えーと働かないでお金がもらえる仕事が載っているのはどれですか‌</text:p>
          </table:table-cell>
          <table:table-cell office:value-type="string" calcext:value-type="string">
            <text:p>Excuse me,‌ which of these will have jobs where I can get paid to do nothing?‌&lt;br&gt;- is listed&lt;br&gt;- えーとはたらかないでおかねがもらえるしごとがのっているのはどれですか‌&lt;br&gt;#&lt;ruby&gt;載る&lt;rt&gt;のる&lt;/rt&gt;&lt;/ruby&gt;:&lt;ul&gt;&lt;li&gt;to appear (in print); to be mentioned; to be recorded; to be reported; to be given&lt;div class="info"&gt;(Godan verb with ru ending; intransitive verb)&lt;/div&gt;&lt;/li&gt;&lt;li&gt;to be placed on; to be set on; to be piled on; to be loaded on&lt;div class="info"&gt;(Godan verb with ru ending; intransitive verb)&lt;/div&gt;&lt;/li&gt;&lt;/ul&gt;</text:p>
          </table:table-cell>
          <table:table-cell office:value-type="string" calcext:value-type="string">
            <text:p>Shirokuma Cafe (Polar Bear Cafe) Episode 1 - 02:51</text:p>
          </table:table-cell>
        </table:table-row>
        <table:table-row table:style-name="ro2">
          <table:table-cell office:value-type="string" calcext:value-type="string">
            <text:p>お洒落&lt;br&gt;お洒落なバイト&lt;br&gt;&lt;br&gt;どうせならお洒落なバイトがいいなぁ‌</text:p>
          </table:table-cell>
          <table:table-cell office:value-type="string" calcext:value-type="string">
            <text:p>If I really have to work,‌ I'd prefer a really fancy job.‌&lt;br&gt;- どうせならおしゃれなばいとがいいなぁ‌&lt;br&gt;#&lt;ruby&gt;お洒落&lt;rt&gt;おしゃれ&lt;/rt&gt;&lt;/ruby&gt;:&lt;ul&gt;&lt;li&gt;smartly dressed; stylish; fashion-conscious&lt;div class="info"&gt;(Na-adjective; No-adjective; usu. written as kana)&lt;/div&gt;&lt;/li&gt;&lt;li class='np'&gt;&lt;span class='ofrms'&gt;Other Forms　&lt;ruby&gt;御洒落&lt;rt&gt;おしゃれ&lt;/rt&gt;&lt;/ruby&gt;、&lt;ruby&gt;オシャレ&lt;/ruby&gt;&lt;/span&gt;&lt;/li&gt;&lt;/ul&gt;&lt;br&gt;#&lt;ruby&gt;お洒落さん&lt;rt&gt;おしゃれさん&lt;/rt&gt;&lt;/ruby&gt;:&lt;ul&gt;&lt;li&gt;fashionable person&lt;div class="info"&gt;(Noun; usu. written as kana)&lt;/div&gt;&lt;/li&gt;&lt;li class='np'&gt;&lt;span class='ofrms'&gt;Other Forms　&lt;ruby&gt;御洒落さん&lt;rt&gt;おしゃれさん&lt;/rt&gt;&lt;/ruby&gt;、&lt;ruby&gt;オシャレさん&lt;/ruby&gt;&lt;/span&gt;&lt;/li&gt;&lt;/ul&gt;</text:p>
          </table:table-cell>
          <table:table-cell office:value-type="string" calcext:value-type="string">
            <text:p>Shirokuma Cafe (Polar Bear Cafe) Episode 1 - 03:04</text:p>
          </table:table-cell>
        </table:table-row>
        <table:table-row table:style-name="ro2">
          <table:table-cell office:value-type="string" calcext:value-type="string">
            <text:p>申す&lt;br&gt;&lt;br&gt;あもしもしパンダと申しますが‌</text:p>
          </table:table-cell>
          <table:table-cell office:value-type="string" calcext:value-type="string">
            <text:p>Oh, hi, my name is Panda.‌&lt;br&gt;- あもしもしぱんだともうしますが‌&lt;br&gt;#&lt;ruby&gt;申す&lt;rt&gt;もうす&lt;/rt&gt;&lt;/ruby&gt;:&lt;ul&gt;&lt;li&gt;to say; to be called&lt;div class="info"&gt;(Godan verb with su ending; Transitive verb; Humble (kenjougo))&lt;/div&gt;&lt;/li&gt;&lt;/ul&gt;</text:p>
          </table:table-cell>
          <table:table-cell office:value-type="string" calcext:value-type="string">
            <text:p>Shirokuma Cafe (Polar Bear Cafe) Episode 1 - 03:21&lt;br&gt;https://i.imgur.com/rcpXsgA.png</text:p>
          </table:table-cell>
        </table:table-row>
        <table:table-row table:style-name="ro2">
          <table:table-cell office:value-type="string" calcext:value-type="string">
            <text:p>募集&lt;br&gt;募集する&lt;br&gt;&lt;br&gt;そちらでデザイナーのアルバイト募集してますよね‌</text:p>
          </table:table-cell>
          <table:table-cell office:value-type="string" calcext:value-type="string">
            <text:p>You're advertising a part-time ‌position for a designer, right?&lt;br&gt;- そちらででざいなーのあるばいとぼしゅうしてますよね‌&lt;br&gt;- GT: そちらでデザイナーのアルバイト募集してますよね‌ = You are looking for a part-time job as a designer there!&lt;br&gt;#&lt;ruby&gt;募集&lt;rt&gt;ぼしゅう&lt;/rt&gt;&lt;/ruby&gt;:&lt;ul&gt;&lt;li&gt;recruitment; invitation; selection; advertisement; taking applications&lt;div class="info"&gt;(Noun; Suru verb)&lt;/div&gt;&lt;/li&gt;&lt;/ul&gt;&lt;br&gt;#&lt;ruby&gt;其方&lt;rt&gt;そちら&lt;/rt&gt;&lt;/ruby&gt;:&lt;ul&gt;&lt;li&gt;you; your family; your company&lt;div class="info"&gt;(Pronoun; usu. written as kana)&lt;/div&gt;&lt;/li&gt;&lt;li&gt;that way (direction distant from the speaker, close to the listener)&lt;div class="info"&gt;(Pronoun; usu. written as kana)&lt;/div&gt;&lt;/li&gt;&lt;li&gt;there (place distant from the speaker, close to the listener)&lt;div class="info"&gt;(Pronoun; usu. written as kana)&lt;/div&gt;&lt;/li&gt;&lt;/ul&gt;</text:p>
          </table:table-cell>
          <table:table-cell office:value-type="string" calcext:value-type="string">
            <text:p>Shirokuma Cafe (Polar Bear Cafe) Episode 1 - 03:23</text:p>
          </table:table-cell>
        </table:table-row>
        <table:table-row table:style-name="ro2">
          <table:table-cell office:value-type="string" calcext:value-type="string">
            <text:p>品数&lt;br&gt;多過ぎる&lt;br&gt;&lt;br&gt;品数多過ぎるよ覚えられないよ‌</text:p>
          </table:table-cell>
          <table:table-cell office:value-type="string" calcext:value-type="string">
            <text:p>They have too many things.‌ I won't be able to remember them all!‌&lt;br&gt;- しなかずおおすぎるよおぼえられないよ‌&lt;br&gt;#&lt;ruby&gt;品数&lt;rt&gt;しなかず&lt;/rt&gt;&lt;/ruby&gt;:&lt;ul&gt;&lt;li&gt;variety of goods; number of articles&lt;div class="info"&gt;(Noun)&lt;/div&gt;&lt;/li&gt;&lt;/ul&gt;&lt;br&gt;#&lt;ruby&gt;多すぎる&lt;rt&gt;おおすぎる&lt;/rt&gt;&lt;/ruby&gt;:&lt;ul&gt;&lt;li&gt;to be too numerous; to be too much&lt;div class="info"&gt;(Ichidan verb)&lt;/div&gt;&lt;/li&gt;&lt;li class='np'&gt;&lt;span class='ofrms'&gt;Other Forms　&lt;ruby&gt;多過ぎる&lt;rt&gt;おおすぎる&lt;/rt&gt;&lt;/ruby&gt;&lt;/span&gt;&lt;/li&gt;&lt;/ul&gt;</text:p>
          </table:table-cell>
          <table:table-cell office:value-type="string" calcext:value-type="string">
            <text:p>Shirokuma Cafe (Polar Bear Cafe) Episode 1 - 04:33</text:p>
          </table:table-cell>
        </table:table-row>
        <table:table-row table:style-name="ro2">
          <table:table-cell office:value-type="string" calcext:value-type="string">
            <text:p>だらだら&lt;br&gt;&lt;br&gt;もう外でだらだらしようっと‌</text:p>
          </table:table-cell>
          <table:table-cell office:value-type="string" calcext:value-type="string">
            <text:p>I think I'll wander around outside.‌&lt;br&gt;- もうそとでだらだらしようっと‌&lt;br&gt;- GT: もう外でだらだらしようっと‌ = Let's get sloppy outside!&lt;br&gt;#&lt;ruby&gt;だらだら&lt;/ruby&gt;:&lt;ul&gt;&lt;li&gt;sluggishly; endlessly; lengthily&lt;div class="info"&gt;(Adverb; Adverb taking the 'to' particle; Suru verb; Onomatopoeic or mimetic word)&lt;/div&gt;&lt;/li&gt;&lt;li&gt;leisurely; idly; slowly; slovenly&lt;div class="info"&gt;(Adverb; Adverb taking the 'to' particle; Suru verb; Onomatopoeic or mimetic word)&lt;/div&gt;&lt;/li&gt;&lt;li class='np'&gt;&lt;span class='ofrms'&gt;Other Forms　&lt;ruby&gt;ダラダラ&lt;/ruby&gt;&lt;/span&gt;&lt;/li&gt;&lt;/ul&gt;</text:p>
          </table:table-cell>
          <table:table-cell office:value-type="string" calcext:value-type="string">
            <text:p>Shirokuma Cafe (Polar Bear Cafe) Episode 1 - 04:47</text:p>
          </table:table-cell>
        </table:table-row>
        <table:table-row table:style-name="ro2">
          <table:table-cell office:value-type="string" calcext:value-type="string">
            <text:p>お一人様ですか‌&lt;br&gt;&lt;br&gt;お客様お一人様ですか‌</text:p>
          </table:table-cell>
          <table:table-cell office:value-type="string" calcext:value-type="string">
            <text:p>Table for one, sir?‌&lt;br&gt;- おきゃくさまおひとりさまですか‌</text:p>
          </table:table-cell>
          <table:table-cell office:value-type="string" calcext:value-type="string">
            <text:p>Shirokuma Cafe (Polar Bear Cafe) Episode 1 - 06:47</text:p>
          </table:table-cell>
        </table:table-row>
        <table:table-row table:style-name="ro2">
          <table:table-cell office:value-type="string" calcext:value-type="string">
            <text:p>白熊&lt;br&gt;&lt;br&gt;ねえ白熊くん‌</text:p>
          </table:table-cell>
          <table:table-cell office:value-type="string" calcext:value-type="string">
            <text:p>Hey, Polar Bear.‌&lt;br&gt;- ねえしろくまくん‌</text:p>
          </table:table-cell>
          <table:table-cell office:value-type="string" calcext:value-type="string">
            <text:p>Shirokuma Cafe (Polar Bear Cafe) Episode 1 - 07:33</text:p>
          </table:table-cell>
        </table:table-row>
        <table:table-row table:style-name="ro2">
          <table:table-cell office:value-type="string" calcext:value-type="string">
            <text:p>貯める&lt;br&gt;貯める派&lt;br&gt;&lt;br&gt;ペンギンさんポイント貯める派‌</text:p>
          </table:table-cell>
          <table:table-cell office:value-type="string" calcext:value-type="string">
            <text:p>You collect points, Mr. Penguin?‌&lt;br&gt;- like "you're a point collecting type of person"?&lt;br&gt;- ぺんぎんさんぽいんとためるは‌&lt;br&gt;#&lt;ruby&gt;貯める&lt;rt&gt;ためる&lt;/rt&gt;&lt;/ruby&gt;:&lt;ul&gt;&lt;li&gt;to save up (money)&lt;div class="info"&gt;(Ichidan verb; Transitive verb)&lt;/div&gt;&lt;/li&gt;&lt;/ul&gt;&lt;br&gt;#&lt;ruby&gt;派&lt;rt&gt;は&lt;/rt&gt;&lt;/ruby&gt;:&lt;ul&gt;&lt;li&gt;clique; group; coterie&lt;div class="info"&gt;(Noun; Noun - used as a suffix)&lt;/div&gt;&lt;/li&gt;&lt;/ul&gt;</text:p>
          </table:table-cell>
          <table:table-cell office:value-type="string" calcext:value-type="string">
            <text:p>Shirokuma Cafe (Polar Bear Cafe) Episode 1 - 07:40&lt;br&gt;https://i.imgur.com/laISAJa.png</text:p>
          </table:table-cell>
        </table:table-row>
        <table:table-row table:style-name="ro2">
          <table:table-cell office:value-type="string" calcext:value-type="string">
            <text:p>ひまわり‌&lt;br&gt;&lt;br&gt;それはひまわり‌</text:p>
          </table:table-cell>
          <table:table-cell office:value-type="string" calcext:value-type="string">
            <text:p>Those would be sunflowers ‌&lt;br&gt;- それはひまわり‌&lt;br&gt;#&lt;ruby&gt;向日葵&lt;rt&gt;ひまわり&lt;/rt&gt;&lt;/ruby&gt;:&lt;ul&gt;&lt;li&gt;sunflower (Helianthus annuus)&lt;div class="info"&gt;(Noun; usu. written as kana)&lt;/div&gt;&lt;/li&gt;&lt;li class='np'&gt;&lt;span class='ofrms'&gt;Other Forms　&lt;ruby&gt;日回り&lt;rt&gt;ひまわり&lt;/rt&gt;&lt;/ruby&gt;、&lt;ruby&gt;ヒマワリ&lt;/ruby&gt;&lt;/span&gt;&lt;/li&gt;&lt;/ul&gt;</text:p>
          </table:table-cell>
          <table:table-cell office:value-type="string" calcext:value-type="string">
            <text:p>Shirokuma Cafe (Polar Bear Cafe) Episode 1 - 07:49&lt;br&gt;https://i.imgur.com/JNZZHFW.png</text:p>
          </table:table-cell>
        </table:table-row>
        <table:table-row table:style-name="ro2">
          <table:table-cell table:style-name="ce6" office:value-type="string" calcext:value-type="string">
            <text:p>日替わり‌&lt;br&gt;&lt;br&gt;それは日替わり‌</text:p>
          </table:table-cell>
          <table:table-cell office:value-type="string" calcext:value-type="string">
            <text:p>That would be the ‌&lt;br&gt;- それはひがわり‌&lt;br&gt;#&lt;ruby&gt;日替わり&lt;rt&gt;ひがわり&lt;/rt&gt;&lt;/ruby&gt;:&lt;ul&gt;&lt;li&gt;changing every day&lt;div class="info"&gt;(Noun; No-adjective)&lt;/div&gt;&lt;/li&gt;&lt;li class='np'&gt;&lt;span class='ofrms'&gt;Other Forms　&lt;ruby&gt;日替り&lt;rt&gt;ひがわり&lt;/rt&gt;&lt;/ruby&gt;、&lt;ruby&gt;日変わり&lt;rt&gt;ひがわり&lt;/rt&gt;&lt;/ruby&gt;、&lt;ruby&gt;日変り&lt;rt&gt;ひがわり&lt;/rt&gt;&lt;/ruby&gt;&lt;/span&gt;&lt;/li&gt;&lt;/ul&gt;&lt;br&gt;#&lt;ruby&gt;日替わり定食&lt;rt&gt;ひがわりていしょく&lt;/rt&gt;&lt;/ruby&gt;:&lt;ul&gt;&lt;li&gt;daily set meal; daily special; plat du jour&lt;div class="info"&gt;(Noun)&lt;/div&gt;&lt;/li&gt;&lt;li class='np'&gt;&lt;span class='ofrms'&gt;Other Forms　&lt;ruby&gt;日替り定食&lt;rt&gt;ひがわりていしょく&lt;/rt&gt;&lt;/ruby&gt;&lt;/span&gt;&lt;/li&gt;&lt;/ul&gt;&lt;br&gt;#&lt;ruby&gt;日替わりランチ&lt;rt&gt;ひがわりランチ&lt;/rt&gt;&lt;/ruby&gt;:&lt;ul&gt;&lt;li&gt;daily lunch special; today's set lunch&lt;div class="info"&gt;(Noun)&lt;/div&gt;&lt;/li&gt;&lt;/ul&gt;</text:p>
          </table:table-cell>
          <table:table-cell office:value-type="string" calcext:value-type="string">
            <text:p>Shirokuma Cafe (Polar Bear Cafe) Episode 1 - 07:54&lt;br&gt;https://i.imgur.com/1eo8H90.png</text:p>
          </table:table-cell>
        </table:table-row>
        <table:table-row table:style-name="ro2">
          <table:table-cell office:value-type="string" calcext:value-type="string">
            <text:p>薪割り‌&lt;br&gt;&lt;br&gt;それは薪割り‌</text:p>
          </table:table-cell>
          <table:table-cell office:value-type="string" calcext:value-type="string">
            <text:p>That would be ‌&lt;br&gt;- それはまきわり‌</text:p>
          </table:table-cell>
          <table:table-cell office:value-type="string" calcext:value-type="string">
            <text:p>Shirokuma Cafe (Polar Bear Cafe) Episode 1 - 07:58&lt;br&gt;https://i.imgur.com/FNPVwe3.png</text:p>
          </table:table-cell>
        </table:table-row>
        <table:table-row table:style-name="ro2">
          <table:table-cell office:value-type="string" calcext:value-type="string">
            <text:p>西瓜割り‌&lt;br&gt;&lt;br&gt;それは西瓜割り‌</text:p>
          </table:table-cell>
          <table:table-cell office:value-type="string" calcext:value-type="string">
            <text:p>That's splitting a watermelon ‌&lt;br&gt;- それはすいかわり‌&lt;br&gt;#&lt;ruby&gt;スイカ割り&lt;rt&gt;スイカわり&lt;/rt&gt;&lt;/ruby&gt;:&lt;ul&gt;&lt;li&gt;watermelon splitting (game)&lt;div class="info"&gt;(Noun)&lt;/div&gt;&lt;/li&gt;&lt;li class='np'&gt;&lt;span class='ofrms'&gt;Other Forms　&lt;ruby&gt;西瓜割り&lt;rt&gt;すいかわり&lt;/rt&gt;&lt;/ruby&gt;&lt;/span&gt;&lt;/li&gt;&lt;/ul&gt;</text:p>
          </table:table-cell>
          <table:table-cell office:value-type="string" calcext:value-type="string">
            <text:p>Shirokuma Cafe (Polar Bear Cafe) Episode 1 - 08:02&lt;br&gt;https://i.imgur.com/LEf6T0V.png</text:p>
          </table:table-cell>
        </table:table-row>
        <table:table-row table:style-name="ro2">
          <table:table-cell office:value-type="string" calcext:value-type="string">
            <text:p>おかわり‌&lt;br&gt;&lt;br&gt;あカフェモカお願いおかわり‌</text:p>
          </table:table-cell>
          <table:table-cell office:value-type="string" calcext:value-type="string">
            <text:p>Yep. <text:s/>Oh, could I get ‌another café mocha?&lt;br&gt;- あかふぇもかおねがいおかわり‌&lt;br&gt;#&lt;ruby&gt;お代わり&lt;rt&gt;おかわり&lt;/rt&gt;&lt;/ruby&gt;:&lt;ul&gt;&lt;li&gt;another helping; second helping; seconds; refill&lt;div class="info"&gt;(Noun; Suru verb)&lt;/div&gt;&lt;/li&gt;&lt;li class='np'&gt;&lt;span class='ofrms'&gt;Other Forms　&lt;ruby&gt;お替り&lt;rt&gt;おかわり&lt;/rt&gt;&lt;/ruby&gt;、&lt;ruby&gt;お替わり&lt;rt&gt;おかわり&lt;/rt&gt;&lt;/ruby&gt;、&lt;ruby&gt;御代わり&lt;rt&gt;おかわり&lt;/rt&gt;&lt;/ruby&gt;、&lt;ruby&gt;お代り&lt;rt&gt;おかわり&lt;/rt&gt;&lt;/ruby&gt;、&lt;ruby&gt;御代り&lt;rt&gt;おかわり&lt;/rt&gt;&lt;/ruby&gt;&lt;/span&gt;&lt;/li&gt;&lt;/ul&gt;</text:p>
          </table:table-cell>
          <table:table-cell office:value-type="string" calcext:value-type="string">
            <text:p>Shirokuma Cafe (Polar Bear Cafe) Episode 1 - 07:42</text:p>
          </table:table-cell>
        </table:table-row>
        <table:table-row table:style-name="ro2">
          <table:table-cell office:value-type="string" calcext:value-type="string">
            <text:p>ダジャレ&lt;br&gt;なければ&lt;br&gt;&lt;br&gt;このカフェダジャレがなければなぁ‌</text:p>
          </table:table-cell>
          <table:table-cell office:value-type="string" calcext:value-type="string">
            <text:p>You know, if it weren't for all ‌the puns in this café...&lt;br&gt;- このかふぇだじゃれがなければなぁ‌&lt;br&gt;#&lt;ruby&gt;駄洒落&lt;rt&gt;だじゃれ&lt;/rt&gt;&lt;/ruby&gt;:&lt;ul&gt;&lt;li&gt;feeble joke; bad pun&lt;div class="info"&gt;(Noun; usu. written as kana)&lt;/div&gt;&lt;/li&gt;&lt;li class='np'&gt;&lt;span class='ofrms'&gt;Other Forms　&lt;ruby&gt;駄じゃれ&lt;rt&gt;だじゃれ&lt;/rt&gt;&lt;/ruby&gt;、&lt;ruby&gt;駄酒落&lt;rt&gt;だじゃれ&lt;/rt&gt;&lt;/ruby&gt;、&lt;ruby&gt;ダジャレ&lt;/ruby&gt;&lt;/span&gt;&lt;/li&gt;&lt;/ul&gt;&lt;br&gt;#&lt;ruby&gt;無ければ&lt;rt&gt;なければ&lt;/rt&gt;&lt;/ruby&gt;:&lt;ul&gt;&lt;li&gt;if not ...; unless ...&lt;div class="info"&gt;(Expression; Auxiliary; usu. written as kana)&lt;/div&gt;&lt;/li&gt;&lt;li&gt;if (it) doesn't exist; if there is no ...; if (one) doesn't have ...&lt;div class="info"&gt;(Expression; usu. written as kana)&lt;/div&gt;&lt;/li&gt;&lt;/ul&gt;</text:p>
          </table:table-cell>
          <table:table-cell office:value-type="string" calcext:value-type="string">
            <text:p>Shirokuma Cafe (Polar Bear Cafe) Episode 1 - 08:10</text:p>
          </table:table-cell>
        </table:table-row>
        <table:table-row table:style-name="ro3" table:number-rows-repeated="1048555">
          <table:table-cell table:number-columns-repeated="3"/>
        </table:table-row>
        <table:table-row table:style-name="ro3">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 style:data-style-name="N2" text:time-value="23:18:34.9358364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4T06:46:41.301079946</meta:creation-date>
    <meta:generator>LibreOffice/6.4.6.2$Linux_X86_64 LibreOffice_project/40$Build-2</meta:generator>
    <dc:date>2020-11-23T00:03:13.349125235</dc:date>
    <meta:editing-duration>P3DT10H26M29S</meta:editing-duration>
    <meta:editing-cycles>749</meta:editing-cycles>
    <meta:document-statistic meta:table-count="1" meta:cell-count="60" meta:object-count="0"/>
    <meta:user-defined meta:name=""/>
    <meta:user-defined meta:name="qrichtext">1</meta:user-defined>
  </office:meta>
</office:document-meta>
</file>